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officeooo:rsid="00080f1a" officeooo:paragraph-rsid="00080f1a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4pt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099f87" officeooo:paragraph-rsid="00099f87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99f87" officeooo:paragraph-rsid="00099f8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99f87" officeooo:paragraph-rsid="00099f8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200%" fo:text-align="center" style:justify-single-word="false"/>
      <style:text-properties style:font-name="Times New Roman" fo:font-size="14pt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fo:font-size="14pt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_20_2" draw:fill-hatch-name="hatch"/>
      <style:paragraph-properties fo:margin-left="0cm" fo:margin-right="0cm" fo:line-height="150%" fo:text-align="center" style:justify-single-word="false" fo:text-indent="1.251cm" style:auto-text-indent="false" fo:break-before="page"/>
      <style:text-properties style:font-name="Times New Roman" fo:font-size="16pt" fo:font-weight="bold" officeooo:rsid="00099f87" officeooo:paragraph-rsid="00099f8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7pt" fo:font-weight="bold" officeooo:rsid="00099f87" officeooo:paragraph-rsid="00099f87" style:font-size-asian="17pt" style:font-weight-asian="bold" style:font-size-complex="17pt" style:font-weight-complex="bold"/>
    </style:style>
    <style:style style:name="T1" style:family="text">
      <style:text-properties officeooo:rsid="00099f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Государственное бюджетное профессиональное</text:p>
      <text:p text:style-name="P2">образовательное учреждение</text:p>
      <text:p text:style-name="P2">«Магаданский политехнический техникум»</text:p>
      <text:p text:style-name="P3">(ГБПОУ «Магаданский политехнический техникум»)</text:p>
      <text:p text:style-name="P4"/>
      <text:p text:style-name="P5"><text:span text:style-name="T1">Специальность и 09.02.07 «Информационные системы и программирование»</text:span></text:p>
      <text:p text:style-name="P5"/>
      <text:p text:style-name="P13">КУРСОВАЯ РАБОТА</text:p>
      <text:p text:style-name="P6">_____________________________________________________</text:p>
      <text:p text:style-name="P11">Автоматизированная система каталога специализированной литературы</text:p>
      <text:p text:style-name="P7"/>
      <text:p text:style-name="P7">По МДК 02.01 Технология разработки программного обеспечения</text:p>
      <text:p text:style-name="P7"/>
      <text:p text:style-name="P7"/>
      <text:p text:style-name="P7"/>
      <text:p text:style-name="P7"/>
      <text:p text:style-name="P8"><text:tab/> <text:s text:c="5"/>Студент <text:s text:c="5"/>3ИСП-6, <text:s text:c="10"/>___________ <text:s text:c="8"/>Я.Д. Носков</text:p>
      <text:p text:style-name="P10"/>
      <text:p text:style-name="P10"><text:tab/> <text:s text:c="5"/>Руководитель <text:s text:c="6"/><text:tab/> <text:s text:c="10"/>___________ <text:s/><text:tab/> <text:s text:c="2"/>Д.Ю. Качка</text:p>
      <text:p text:style-name="P10"/>
      <text:p text:style-name="P10"/>
      <text:p text:style-name="P10"/>
      <text:p text:style-name="P10"><text:s text:c="5"/>Защищена на _____________________________ «___»___________24г.</text:p>
      <text:p text:style-name="P10"/>
      <text:p text:style-name="P9">Магадан 2024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officeooo:rsid="00080f1a" officeooo:paragraph-rsid="00080f1a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09:22:54.122957035</meta:creation-date>
    <dc:date>2024-10-18T16:53:43.420659022</dc:date>
    <meta:editing-duration>PT1H36M46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14" meta:word-count="50" meta:character-count="626" meta:non-whitespace-character-count="525"/>
  </office:meta>
</office:document-meta>
</file>